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SMaquettePro" svg:font-family="ARSMaquettePro"/>
    <style:font-face style:name="ARSMaquetteProMedium" svg:font-family="ARSMaquetteProMedium"/>
    <style:font-face style:name="ARSMaquetteProular" svg:font-family="ARSMaquettePr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0efef"/>
    </style:style>
    <style:style style:name="gr2" style:family="graphic" style:parent-style-name="standard">
      <style:graphic-properties draw:stroke="solid" svg:stroke-width="0.157cm" svg:stroke-color="#231f20" draw:stroke-linejoin="miter" svg:stroke-linecap="butt" draw:fill="solid" draw:fill-color="#ffffff" fo:padding-top="0.078cm" fo:padding-bottom="0.078cm" fo:padding-left="0.078cm" fo:padding-right="0.078cm"/>
    </style:style>
    <style:style style:name="gr3" style:family="graphic" style:parent-style-name="standard">
      <style:graphic-properties draw:stroke="solid" svg:stroke-width="0.069cm" svg:stroke-color="#231f20" draw:stroke-linejoin="miter" svg:stroke-linecap="butt" draw:fill="none" fo:padding-top="0.034cm" fo:padding-bottom="0.034cm" fo:padding-left="0.034cm" fo:padding-right="0.034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solid" svg:stroke-width="0.005cm" svg:stroke-color="#000000" draw:stroke-linejoin="miter" svg:stroke-linecap="butt" draw:fill="none" fo:padding-top="0.002cm" fo:padding-bottom="0.002cm" fo:padding-left="0.002cm" fo:padding-right="0.002cm"/>
    </style:style>
    <style:style style:name="gr11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12" style:family="graphic" style:parent-style-name="standard">
      <style:graphic-properties draw:stroke="none" draw:fill="solid" draw:fill-color="#231f20"/>
    </style:style>
    <style:style style:name="gr13" style:family="graphic" style:parent-style-name="standard">
      <style:graphic-properties draw:stroke="none" draw:fill="solid" draw:fill-color="#100f0d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2.6cm" fo:min-width="6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8cm" fo:min-width="0cm"/>
    </style:style>
    <style:style style:name="P1" style:family="paragraph">
      <loext:graphic-properties draw:fill="solid" draw:fill-color="#f0efe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8.5pt" style:font-size-asian="8.5pt" style:font-size-complex="8.5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231f20"/>
    </style:style>
    <style:style style:name="P11" style:family="paragraph">
      <loext:graphic-properties draw:fill="solid" draw:fill-color="#100f0d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style:text-properties style:font-name="Ink Free" fo:font-size="20pt" style:font-size-asian="20pt" style:font-size-complex="20pt"/>
    </style:style>
    <style:style style:name="P16" style:family="paragraph">
      <loext:graphic-properties draw:fill="none" draw:fill-color="#ffffff"/>
      <style:text-properties style:font-name="Ink Free" fo:font-size="20pt" style:font-size-asian="20pt" style:font-size-complex="20pt"/>
    </style:style>
    <style:style style:name="P17" style:family="paragraph">
      <loext:graphic-properties draw:fill-color="#fff200"/>
      <style:paragraph-properties fo:text-align="center"/>
    </style:style>
    <style:style style:name="P18" style:family="paragraph">
      <style:text-properties style:font-name="Ink Free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 draw:fill-color="#ffffff"/>
      <style:text-properties style:font-name="Ink Free" fo:font-size="20pt" fo:font-weight="bold" style:font-size-asian="20pt" style:font-weight-asian="bold" style:font-size-complex="20pt" style:font-weight-complex="bold"/>
    </style:style>
    <style:style style:name="P20" style:family="paragraph">
      <style:text-properties style:font-name="Ink Free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Ink Fre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231f20" style:font-name="ARSMaquettePro" fo:font-size="28pt" fo:font-weight="bold" style:font-size-asian="28pt" style:font-name-complex="ARSMaquettePro" style:font-size-complex="28pt" style:font-weight-complex="bold"/>
    </style:style>
    <style:style style:name="T2" style:family="text">
      <style:text-properties fo:color="#231f20" style:font-name="ARSMaquettePro" fo:font-size="8.5pt" fo:font-weight="bold" style:font-size-asian="8.5pt" style:font-name-complex="ARSMaquettePro" style:font-size-complex="8.5pt" style:font-weight-complex="bold"/>
    </style:style>
    <style:style style:name="T3" style:family="text">
      <style:text-properties fo:color="#231f20" style:font-name="ARSMaquetteProMedium" fo:font-size="8.5pt" style:font-size-asian="8.5pt" style:font-name-complex="ARSMaquetteProMedium" style:font-size-complex="8.5pt"/>
    </style:style>
    <style:style style:name="T4" style:family="text">
      <style:text-properties fo:color="#231f20" style:font-name="ARSMaquetteProular" fo:font-size="8.5pt" style:font-size-asian="8.5pt" style:font-name-complex="ARSMaquetteProular" style:font-size-complex="8.5pt"/>
    </style:style>
    <style:style style:name="T5" style:family="text">
      <style:text-properties fo:color="#231f20" style:font-name="ARSMaquettePro" fo:font-size="7pt" fo:font-style="italic" style:font-size-asian="7pt" style:font-name-complex="ARSMaquettePro" style:font-size-complex="7pt" style:font-style-complex="italic"/>
    </style:style>
    <style:style style:name="T6" style:family="text">
      <style:text-properties fo:color="#231f20" style:font-name="ARSMaquetteProular" fo:font-size="5pt" style:font-size-asian="5pt" style:font-name-complex="ARSMaquetteProular" style:font-size-complex="5pt"/>
    </style:style>
    <style:style style:name="T7" style:family="text">
      <style:text-properties fo:color="#231f20" style:font-name="ARSMaquetteProular" fo:font-size="12pt" style:font-size-asian="12pt" style:font-name-complex="ARSMaquetteProular" style:font-size-complex="12pt"/>
    </style:style>
    <style:style style:name="T8" style:family="text">
      <style:text-properties fo:color="#231f20" style:font-name="ARSMaquetteProular" fo:font-size="14pt" style:font-size-asian="14pt" style:font-name-complex="ARSMaquetteProular" style:font-size-complex="14pt"/>
    </style:style>
    <style:style style:name="T9" style:family="text">
      <style:text-properties fo:color="#444141" style:font-name="ARSMaquettePro" fo:font-size="10pt" fo:font-style="italic" style:font-size-asian="10pt" style:font-name-complex="ARSMaquettePro" style:font-size-complex="10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polygon draw:style-name="gr1" draw:text-style-name="P1" draw:layer="layout" svg:width="43.2cm" svg:height="31.2cm" svg:x="-0.601cm" svg:y="-0.75cm" svg:viewBox="0 0 43201 31201" draw:points="0,31201 43201,31201 43201,0 0,0">
            <text:p/>
          </draw:polygon>
          <draw:polygon draw:style-name="gr2" draw:text-style-name="P2" draw:layer="layout" svg:width="39.303cm" svg:height="22.991cm" svg:x="1.348cm" svg:y="3.215cm" svg:viewBox="0 0 39304 22992" draw:points="0,79 0,22913 0,22992 79,22992 39225,22992 39304,22992 39304,22913 39304,79 39304,0 39225,0 79,0 0,0">
            <text:p/>
          </draw:polygon>
          <draw:line draw:style-name="gr3" draw:text-style-name="P3" draw:layer="layout" svg:x1="1.354cm" svg:y1="19.918cm" svg:x2="40.645cm" svg:y2="19.918cm">
            <text:p/>
          </draw:line>
          <draw:line draw:style-name="gr3" draw:text-style-name="P3" draw:layer="layout" svg:x1="9.271cm" svg:y1="19.953cm" svg:x2="9.271cm" svg:y2="3.136cm">
            <text:p/>
          </draw:line>
          <draw:line draw:style-name="gr3" draw:text-style-name="P3" draw:layer="layout" svg:x1="17.075cm" svg:y1="19.953cm" svg:x2="17.075cm" svg:y2="3.136cm">
            <text:p/>
          </draw:line>
          <draw:line draw:style-name="gr3" draw:text-style-name="P3" draw:layer="layout" svg:x1="24.88cm" svg:y1="19.953cm" svg:x2="24.88cm" svg:y2="3.136cm">
            <text:p/>
          </draw:line>
          <draw:line draw:style-name="gr3" draw:text-style-name="P3" draw:layer="layout" svg:x1="32.684cm" svg:y1="19.953cm" svg:x2="32.684cm" svg:y2="3.136cm">
            <text:p/>
          </draw:line>
          <draw:line draw:style-name="gr3" draw:text-style-name="P3" draw:layer="layout" svg:x1="9.238cm" svg:y1="11.559cm" svg:x2="17.11cm" svg:y2="11.559cm">
            <text:p/>
          </draw:line>
          <draw:line draw:style-name="gr3" draw:text-style-name="P3" draw:layer="layout" svg:x1="20.925cm" svg:y1="26.192cm" svg:x2="20.925cm" svg:y2="19.9cm">
            <text:p/>
          </draw:line>
          <draw:line draw:style-name="gr3" draw:text-style-name="P3" draw:layer="layout" svg:x1="24.845cm" svg:y1="11.559cm" svg:x2="32.717cm" svg:y2="11.559cm">
            <text:p/>
          </draw:line>
          <draw:polygon draw:style-name="gr4" draw:text-style-name="P2" draw:layer="layout" svg:width="3.566cm" svg:height="1.277cm" svg:x="34.013cm" svg:y="1.274cm" svg:viewBox="0 0 3567 1278" draw:points="0,1278 3567,1278 3567,0 0,0">
            <text:p/>
          </draw:polygon>
          <draw:polygon draw:style-name="gr4" draw:text-style-name="P2" draw:layer="layout" svg:width="7.83cm" svg:height="1.277cm" svg:x="17.045cm" svg:y="1.274cm" svg:viewBox="0 0 7831 1278" draw:points="0,1278 7831,1278 7831,0 0,0">
            <text:p/>
          </draw:polygon>
          <draw:polygon draw:style-name="gr4" draw:text-style-name="P2" draw:layer="layout" svg:width="7.83cm" svg:height="1.277cm" svg:x="17.045cm" svg:y="1.274cm" svg:viewBox="0 0 7831 1278" draw:points="0,1278 7831,1278 7831,0 0,0">
            <text:p/>
          </draw:polygon>
          <draw:polygon draw:style-name="gr4" draw:text-style-name="P2" draw:layer="layout" svg:width="2.885cm" svg:height="1.277cm" svg:x="37.835cm" svg:y="1.274cm" svg:viewBox="0 0 2886 1278" draw:points="0,1278 2886,1278 2886,0 0,0">
            <text:p/>
          </draw:polygon>
          <draw:polygon draw:style-name="gr4" draw:text-style-name="P2" draw:layer="layout" svg:width="8.553cm" svg:height="1.277cm" svg:x="25.216cm" svg:y="1.274cm" svg:viewBox="0 0 8554 1278" draw:points="0,1278 8554,1278 8554,0 0,0">
            <text:p/>
          </draw:polygon>
          <draw:frame draw:style-name="gr5" draw:text-style-name="P5" draw:layer="layout" svg:width="15.052cm" svg:height="1.39cm" svg:x="1.315cm" svg:y="1.607cm">
            <draw:text-box>
              <text:p text:style-name="P4"><text:span text:style-name="T1">The Business Model Canvas</text:span></text:p>
            </draw:text-box>
          </draw:frame>
          <draw:frame draw:style-name="gr6" draw:text-style-name="P6" draw:layer="layout" svg:width="2.03cm" svg:height="0.424cm" svg:x="1.27cm" svg:y="27.819cm">
            <draw:text-box>
              <text:p text:style-name="P4"><text:span text:style-name="T2">DesigneD by</text:span></text:p>
            </draw:text-box>
          </draw:frame>
          <draw:frame draw:style-name="gr6" draw:text-style-name="P6" draw:layer="layout" svg:width="0.299cm" svg:height="0.332cm" svg:x="3.125cm" svg:y="27.831cm">
            <draw:text-box>
              <text:p text:style-name="P4"><text:span text:style-name="T3">:</text:span></text:p>
            </draw:text-box>
          </draw:frame>
          <draw:frame draw:style-name="gr6" draw:text-style-name="P6" draw:layer="layout" svg:width="0.299cm" svg:height="0.352cm" svg:x="3.216cm" svg:y="27.819cm">
            <draw:text-box>
              <text:p text:style-name="P4"><text:span text:style-name="T4"><text:s text:c="2"/></text:span></text:p>
            </draw:text-box>
          </draw:frame>
          <draw:frame draw:style-name="gr6" draw:text-style-name="P6" draw:layer="layout" svg:width="2.296cm" svg:height="0.352cm" svg:x="3.3cm" svg:y="27.819cm">
            <draw:text-box>
              <text:p text:style-name="P4"><text:span text:style-name="T4">Strategyzer AG</text:span></text:p>
            </draw:text-box>
          </draw:frame>
          <draw:frame draw:style-name="gr7" draw:text-style-name="P7" draw:layer="layout" svg:width="5.827cm" svg:height="0.276cm" svg:x="1.27cm" svg:y="28.201cm">
            <draw:text-box>
              <text:p text:style-name="P4"><text:span text:style-name="T5">The makers of Business Model Generation and Strategyzer</text:span></text:p>
            </draw:text-box>
          </draw:frame>
          <draw:frame draw:style-name="gr8" draw:text-style-name="P8" draw:layer="layout" svg:width="11.843cm" svg:height="0.208cm" svg:x="5.246cm" svg:y="27.158cm">
            <draw:text-box>
              <text:p text:style-name="P4"><text:span text:style-name="T6">This work is licensed under the Creative Commons Attribution-Share Alike 3.0 Unported License. To view a copy of this license, visit:</text:span></text:p>
            </draw:text-box>
          </draw:frame>
          <draw:path draw:style-name="gr9" draw:text-style-name="P9" draw:layer="layout" svg:width="0.551cm" svg:height="0.551cm" svg:x="4.256cm" svg:y="27.076cm" svg:viewBox="0 0 552 552" svg:d="M275 0c78 0 143 27 197 80s80 118 80 197c0 77-26 141-78 193-57 55-123 82-199 82-74 0-139-27-194-81-54-54-81-119-81-194 0-76 27-142 81-197 54-53 118-80 194-80zM276 50c-62 0-115 22-159 66-45 46-67 100-67 161s22 113 67 158c44 45 98 67 159 67 62 0 115-23 162-68 43-41 65-94 65-157s-22-117-66-161c-45-44-98-66-161-66zM350 208v113h-31v134h-86v-134h-31v-113c0-5 1-10 5-13 3-4 7-6 12-6h113c5 0 9 2 13 6 3 3 5 8 5 13zM237 136c0-26 13-39 39-39 25 0 38 13 38 39s-13 39-38 39c-26 0-39-13-39-39z">
            <text:p/>
          </draw:path>
          <draw:path draw:style-name="gr10" draw:text-style-name="P3" draw:layer="layout" svg:width="1.384cm" svg:height="1.384cm" svg:x="3.84cm" svg:y="26.664cm" svg:viewBox="0 0 1385 1385" svg:d="M271 1024h-271M361 1114v271M271 362h-271M361 271v-271M1114 362h271M1024 271v-271M1114 1024h271M1024 1114v271">
            <text:p/>
          </draw:path>
          <draw:path draw:style-name="gr9" draw:text-style-name="P9" draw:layer="layout" svg:width="0.551cm" svg:height="0.551cm" svg:x="1.325cm" svg:y="27.076cm" svg:viewBox="0 0 552 552" svg:d="M276 0c77 0 143 27 197 81 26 26 45 55 59 88 13 35 20 70 20 108 0 37-7 73-20 106-13 32-33 62-59 87-27 26-57 47-91 61s-70 21-106 21-71-7-105-21c-33-14-63-34-89-60-27-27-48-57-61-90-14-33-21-68-21-104 0-37 7-72 21-107 14-33 35-63 62-90 52-53 117-80 193-80zM277 50c-63 0-116 22-159 66-22 22-38 46-50 74s-18 57-18 87c0 29 6 58 18 85s28 52 50 73c22 22 46 38 73 49 28 12 56 17 86 17s58-5 86-17c28-11 53-28 75-50 43-42 64-94 64-157 0-31-5-60-16-88-12-27-28-52-49-73-44-44-98-66-160-66zM274 231l-37 19c-4-8-9-14-15-17-6-4-11-5-16-5-24 0-37 16-37 49 0 14 3 26 10 35 6 9 15 13 27 13 16 0 28-8 34-23l34 17c-7 13-17 24-30 32-13 7-27 11-42 11-25 0-45-7-60-23-15-15-22-36-22-62 0-27 7-48 22-63 16-16 35-24 58-24 34 0 59 14 74 41zM432 231l-36 19c-4-8-9-14-14-17-6-4-12-5-17-5-25 0-37 16-37 49 0 14 3 26 9 35 7 9 16 13 28 13 16 0 27-8 34-23l34 17c-7 13-17 24-30 32-13 7-27 11-42 11-25 0-45-7-60-23-15-15-22-36-22-62 0-27 8-48 23-63 15-16 34-24 58-24 34 0 58 14 72 41z">
            <text:p/>
          </draw:path>
          <draw:path draw:style-name="gr10" draw:text-style-name="P3" draw:layer="layout" svg:width="1.384cm" svg:height="1.384cm" svg:x="0.908cm" svg:y="26.664cm" svg:viewBox="0 0 1385 1385" svg:d="M271 1024h-271M362 1114v271M271 362h-271M362 271v-271M1114 362h271M1023 271v-271M1114 1024h271M1023 1114v271">
            <text:p/>
          </draw:path>
          <draw:path draw:style-name="gr9" draw:text-style-name="P9" draw:layer="layout" svg:width="0.551cm" svg:height="0.552cm" svg:x="2.752cm" svg:y="27.076cm" svg:viewBox="0 0 552 553" svg:d="M275 0c78 0 143 27 197 81 53 53 80 119 80 196s-26 142-79 194c-55 54-121 82-198 82-74 0-139-28-194-82-54-54-81-119-81-194s27-141 81-196c54-54 118-81 194-81zM276 50c-63 0-116 22-159 67-45 45-67 99-67 160s22 114 67 158c44 45 97 67 159 67s116-22 161-67c44-42 65-95 65-158s-22-117-66-160c-43-45-96-67-160-67zM153 238c5-34 19-61 41-79 22-19 48-28 80-28 44 0 79 14 104 42 26 29 39 64 39 108 0 42-14 77-40 105-27 29-61 43-104 43-32 0-59-10-81-28-23-19-36-46-41-80h69c2 33 22 50 62 50 19 0 35-8 47-25 11-17 17-39 17-67 0-29-5-51-16-67s-26-24-47-24c-37 0-58 18-63 50h21l-55 55-55-55z">
            <text:p/>
          </draw:path>
          <draw:path draw:style-name="gr10" draw:text-style-name="P3" draw:layer="layout" svg:width="1.384cm" svg:height="1.384cm" svg:x="2.335cm" svg:y="26.664cm" svg:viewBox="0 0 1385 1385" svg:d="M271 1024h-271M361 1114v271M271 362h-271M361 271v-271M1114 362h271M1023 271v-271M1114 1024h271M1023 1114v271">
            <text:p/>
          </draw:path>
          <draw:path draw:style-name="gr9" draw:text-style-name="P9" draw:layer="layout" svg:width="0.552cm" svg:height="0.552cm" svg:x="3.465cm" svg:y="27.076cm" svg:viewBox="0 0 553 553" svg:d="M276 0c78 0 143 27 196 81 54 53 81 119 81 196s-27 142-79 194c-56 54-121 82-198 82-74 0-139-28-194-82s-82-119-82-194 27-141 82-196c54-54 119-81 194-81zM277 50c-62 0-115 22-158 67-46 45-69 99-69 160s22 114 68 158c45 45 98 67 159 67 62 0 115-22 161-67 43-42 65-95 65-158s-22-117-66-160c-44-45-97-67-160-67zM457 282l5 2v78l-4 3-67 28-3 1-4-1-144-59-5-2-71 29-72-30v-71l67-28v-79l75-33 168 70v69zM379 372v-48h-1v-2l-126-52v50l126 52zM387 309l44-19-40-17-44 18zM445 351v-48l-49 21v48z">
            <text:p/>
          </draw:path>
          <draw:path draw:style-name="gr10" draw:text-style-name="P3" draw:layer="layout" svg:width="1.384cm" svg:height="1.384cm" svg:x="3.049cm" svg:y="26.664cm" svg:viewBox="0 0 1385 1385" svg:d="M271 1024h-271M361 1114v271M271 362h-271M361 271v-271M1114 362h271M1024 271v-271M1114 1024h271M1024 1114v271">
            <text:p/>
          </draw:path>
          <draw:path draw:style-name="gr9" draw:text-style-name="P9" draw:layer="layout" svg:width="0.552cm" svg:height="0.552cm" svg:x="2.038cm" svg:y="27.076cm" svg:viewBox="0 0 553 553" svg:d="M275 0c78 0 143 27 197 81 54 53 81 119 81 196s-27 142-79 194c-57 54-122 82-199 82-74 0-139-28-193-82-55-54-82-119-82-194s27-141 82-196c53-54 118-81 193-81zM276 50c-62 0-115 22-158 67-45 45-68 99-68 160s22 114 67 158c45 45 98 67 159 67 62 0 115-22 161-67 44-42 66-95 66-158s-22-117-67-160c-44-45-97-67-160-67zM389 197c4 0 8 3 10 6 3 3 5 6 5 11v202c0 5-2 8-5 11-2 3-6 5-10 5h-150c-5 0-8-2-11-5s-5-6-5-11v-60h-60c-4 0-8-1-11-4-2-3-4-7-4-11v-204c0-4 1-7 4-10s6-4 10-5h1 150c5 0 8 1 11 4s5 7 5 11v60zM178 326h45v-112c0-4 2-8 4-11 3-2 6-5 10-6h2 60v-45h-121zM374 228h-121v173h121z">
            <text:p/>
          </draw:path>
          <draw:path draw:style-name="gr10" draw:text-style-name="P3" draw:layer="layout" svg:width="1.384cm" svg:height="1.384cm" svg:x="1.622cm" svg:y="26.664cm" svg:viewBox="0 0 1385 1385" svg:d="M271 1024h-271M361 1114v271M271 362h-271M361 271v-271M1114 362h271M1024 271v-271M1114 1024h271M1024 1114v271">
            <text:p/>
          </draw:path>
          <draw:line draw:style-name="gr11" draw:text-style-name="P3" draw:layer="layout" svg:x1="5.054cm" svg:y1="27.11cm" svg:x2="5.054cm" svg:y2="27.603cm">
            <text:p/>
          </draw:line>
          <draw:path draw:style-name="gr12" draw:text-style-name="P10" draw:layer="layout" svg:width="0.784cm" svg:height="0.678cm" svg:x="31.513cm" svg:y="3.647cm" svg:viewBox="0 0 785 679" svg:d="M670 19c-101-47-221-4-268 98-3 7-6 16-9 26-2-10-5-19-8-26-48-102-168-145-269-98-101 48-144 169-96 270 47 101 373 390 373 390v-1c0 1 0 1 0 1 0 0 326-289 373-390s4-222-96-270z">
            <text:p/>
          </draw:path>
          <draw:frame draw:style-name="gr8" draw:text-style-name="P8" draw:layer="layout" svg:width="13.892cm" svg:height="0.208cm" svg:x="5.246cm" svg:y="27.423cm">
            <draw:text-box>
              <text:p text:style-name="P4"><text:span text:style-name="T6">http://creativecommons.org/licenses/by-sa/3.0/ or send a letter to Creative Commons, 171 Second Street, Suite 300, San Francisco, California, 94105, USA.</text:span></text:p>
            </draw:text-box>
          </draw:frame>
          <draw:polygon draw:style-name="gr13" draw:text-style-name="P11" draw:layer="layout" svg:width="0.309cm" svg:height="0.412cm" svg:x="23.796cm" svg:y="4.084cm" svg:viewBox="0 0 310 413" draw:points="310,0 0,0 0,413 310,413">
            <text:p/>
          </draw:polygon>
          <draw:polygon draw:style-name="gr13" draw:text-style-name="P11" draw:layer="layout" svg:width="0.309cm" svg:height="0.412cm" svg:x="24.149cm" svg:y="4.084cm" svg:viewBox="0 0 310 413" draw:points="0,413 310,413 310,0 0,0">
            <text:p/>
          </draw:polygon>
          <draw:path draw:style-name="gr13" draw:text-style-name="P11" draw:layer="layout" svg:width="0.216cm" svg:height="0.215cm" svg:x="23.929cm" svg:y="3.66cm" svg:viewBox="0 0 217 216" svg:d="M217 216h-107c-61 0-110-47-110-107 0-62 49-109 109-109 61 0 108 47 108 109zM109 44c-35 0-63 28-63 65 0 35 28 63 64 63h62v-63c0-37-27-65-63-65z">
            <text:p/>
          </draw:path>
          <draw:path draw:style-name="gr13" draw:text-style-name="P11" draw:layer="layout" svg:width="0.215cm" svg:height="0.215cm" svg:x="24.105cm" svg:y="3.66cm" svg:viewBox="0 0 216 216" svg:d="M108 216h-108v-107c0-62 47-109 109-109 60 0 107 47 107 109 0 60-48 107-108 107zM44 172h64c36 0 64-28 64-63 0-37-28-65-63-65-37 0-65 28-65 65z">
            <text:p/>
          </draw:path>
          <draw:polygon draw:style-name="gr13" draw:text-style-name="P11" draw:layer="layout" svg:width="0.347cm" svg:height="0.127cm" svg:x="23.758cm" svg:y="3.91cm" svg:viewBox="0 0 348 128" draw:points="348,0 0,0 0,128 348,128">
            <text:p/>
          </draw:polygon>
          <draw:polygon draw:style-name="gr13" draw:text-style-name="P11" draw:layer="layout" svg:width="0.334cm" svg:height="0.127cm" svg:x="24.149cm" svg:y="3.91cm" svg:viewBox="0 0 335 128" draw:points="0,128 335,128 335,0 0,0">
            <text:p/>
          </draw:polygon>
          <draw:path draw:style-name="gr13" draw:text-style-name="P11" draw:layer="layout" svg:width="0.495cm" svg:height="0.506cm" svg:x="8.391cm" svg:y="3.647cm" svg:viewBox="0 0 496 507" svg:d="M175 55l-132 132c-14 15-25 31-34 48 33-7 66-6 98 3l125-127c43-41 110-41 152 0 41 43 41 110 0 152l-133 132c-42 41-109 41-151 0-7-7-12-15-17-23-27-12-59-8-83 12 9 24 24 48 43 68 73 73 192 73 266 0l132-132c73-73 73-193 0-265-73-73-193-73-266 0z">
            <text:p/>
          </draw:path>
          <draw:path draw:style-name="gr13" draw:text-style-name="P11" draw:layer="layout" svg:width="0.494cm" svg:height="0.506cm" svg:x="8.123cm" svg:y="3.903cm" svg:viewBox="0 0 495 507" svg:d="M389 269l-126 126c-41 42-109 42-150 0s-41-110 0-151l132-132c41-42 109-42 150 0 7 7 13 15 17 23 27 12 60 8 83-12-9-25-23-48-43-68-73-73-191-73-264 0l-132 132c-75 73-75 191 0 265 73 73 191 73 264 0l132-133c14-14 26-30 34-47-32 6-65 5-97-3z">
            <text:p/>
          </draw:path>
          <draw:path draw:style-name="gr13" draw:text-style-name="P11" draw:layer="layout" svg:width="0.17cm" svg:height="0.226cm" svg:x="16.442cm" svg:y="12.257cm" svg:viewBox="0 0 171 227" svg:d="M148 0h-123c-9 94-17 130-25 221 20 6 121 8 171 3-5-92-16-129-23-224z">
            <text:p/>
          </draw:path>
          <draw:path draw:style-name="gr13" draw:text-style-name="P11" draw:layer="layout" svg:width="0.637cm" svg:height="0.451cm" svg:x="16.051cm" svg:y="12.42cm" svg:viewBox="0 0 638 452" svg:d="M597 379c-1-11-2-22-2-33 0-96 0-114 0-211v-33h-264c-1-19-2-35-2-51 0-15 0-30 0-50-61 32-118 62-181 94v-95c-32 17-63 34-94 50 1 8 2 17 2 25 0 51-21 97-56 129 92 27 159 111 159 212v31 5h479v-68c-12-1-25-3-41-5z">
            <text:p/>
          </draw:path>
          <draw:path draw:style-name="gr13" draw:text-style-name="P11" draw:layer="layout" svg:width="0.134cm" svg:height="0.262cm" svg:x="16.474cm" svg:y="11.947cm" svg:viewBox="0 0 135 263" svg:d="M64 263c-3-31-4-55 4-65 7-10 20-21 36-42 8-10 17-22 23-38 7-16 10-36 5-55-9-37-37-56-68-63 3 30 6 54-1 67-6 11-14 20-30 40-7 9-15 20-22 35-7 14-13 33-11 52 6 40 35 62 64 69z">
            <text:p/>
          </draw:path>
          <draw:path draw:style-name="gr13" draw:text-style-name="P11" draw:layer="layout" svg:width="0.247cm" svg:height="0.248cm" svg:x="15.806cm" svg:y="12.371cm" svg:viewBox="0 0 248 249" svg:d="M123 249c70 0 125-56 125-124 0-69-55-125-125-125-68 0-123 56-123 125 0 68 55 124 123 124z">
            <text:p/>
          </draw:path>
          <draw:path draw:style-name="gr13" draw:text-style-name="P11" draw:layer="layout" svg:width="0.464cm" svg:height="0.196cm" svg:x="15.692cm" svg:y="12.67cm" svg:viewBox="0 0 465 197" svg:d="M0 197h465v-31c0-91-74-166-166-166h-134c-91 0-165 75-165 166z">
            <text:p/>
          </draw:path>
          <draw:path draw:style-name="gr13" draw:text-style-name="P11" draw:layer="layout" svg:width="0.797cm" svg:height="0.797cm" svg:x="15.876cm" svg:y="3.653cm" svg:viewBox="0 0 798 798" svg:d="M399 0c-220 0-399 179-399 399s179 399 399 399c221 0 399-179 399-399s-178-399-399-399zM341 586l-160-159 55-54 101 100 231-263 58 51z">
            <text:p/>
          </draw:path>
          <draw:path draw:style-name="gr13" draw:text-style-name="P11" draw:layer="layout" svg:width="0.606cm" svg:height="0.677cm" svg:x="31.271cm" svg:y="11.961cm" svg:viewBox="0 0 607 678" svg:d="M51 0v433h-51v123h51 64c2 68 58 122 126 122s123-54 126-122h189 51v-556zM241 623c-39 0-71-32-71-71 0-41 32-73 71-73s71 32 71 73c0 39-32 71-71 71z">
            <text:p/>
          </draw:path>
          <draw:path draw:style-name="gr13" draw:text-style-name="P11" draw:layer="layout" svg:width="0.381cm" svg:height="0.588cm" svg:x="31.915cm" svg:y="12.05cm" svg:viewBox="0 0 382 589" svg:d="M382 240l-157-240h-225v467h62c3 68 58 122 126 122s125-54 127-122h67zM72 66h113l104 157h-217zM188 534c-39 0-71-32-71-71 0-40 32-72 71-72 40 0 72 32 72 72 0 39-32 71-72 71z">
            <text:p/>
          </draw:path>
          <draw:path draw:style-name="gr12" draw:text-style-name="P10" draw:layer="layout" svg:width="0.708cm" svg:height="0.716cm" svg:x="19.829cm" svg:y="20.479cm" svg:viewBox="0 0 709 717" svg:d="M633 162c-23 24-62 24-85 0-24-23-24-62 0-85 23-24 62-24 85 0 24 23 24 62 0 85zM649 0h-225l-424 422 293 295 416-418v-239z">
            <text:p/>
          </draw:path>
          <draw:polygon draw:style-name="gr12" draw:text-style-name="P10" draw:layer="layout" svg:width="0.708cm" svg:height="0.507cm" svg:x="19.769cm" svg:y="20.305cm" svg:viewBox="0 0 709 508" draw:points="451,141 465,127 709,127 709,61 650,0 424,0 0,424 84,508">
            <text:p/>
          </draw:polygon>
          <draw:path draw:style-name="gr13" draw:text-style-name="P11" draw:layer="layout" svg:width="0.784cm" svg:height="0.759cm" svg:x="39.425cm" svg:y="20.523cm" svg:viewBox="0 0 785 760" svg:d="M527 0h-267c-151 54-258 196-260 366-1 216 174 393 390 394 217 2 394-172 395-389 1-171-106-316-258-371z">
            <text:p/>
          </draw:path>
          <draw:path draw:style-name="gr13" draw:text-style-name="P11" draw:layer="layout" svg:width="0.308cm" svg:height="0.1cm" svg:x="39.663cm" svg:y="20.306cm" svg:viewBox="0 0 309 101" svg:d="M265 101l44-99c-38-1-38 21-77 21-38-1-38-22-77-22-38-1-38 21-78 21-38-1-38-22-77-22l43 101z">
            <text:p/>
          </draw:path>
          <draw:path draw:style-name="gr13" draw:text-style-name="P11" draw:layer="layout" svg:width="0.28cm" svg:height="0.05cm" svg:x="39.677cm" svg:y="20.439cm" svg:viewBox="0 0 281 51" svg:d="M281 25c0 15-11 26-25 26h-230c-14 0-26-11-26-26 0-14 12-25 26-25h230c14 0 25 11 25 25z">
            <text:p/>
          </draw:path>
          <draw:path draw:style-name="gr4" draw:text-style-name="P2" draw:layer="layout" svg:width="0.267cm" svg:height="0.406cm" svg:x="39.684cm" svg:y="20.698cm" svg:viewBox="0 0 268 407" svg:d="M243 207c-16-16-43-30-79-40v-74c10 3 21 7 31 12 9 5 19 11 29 17l33-56c-14-9-27-17-42-23s-31-11-48-13v-29l-50-1v28c-15 2-29 5-43 10-12 5-23 11-32 19s-16 18-21 29-7 23-7 36v1c0 14 2 27 6 39 4 10 11 20 19 28 9 8 19 15 32 21 14 6 30 11 47 16l-1 77c-14-3-28-8-41-15-12-6-25-15-38-25l-38 55c16 12 34 23 53 31s41 13 61 16v41h50l1-40c15-1 29-5 42-10 12-5 23-11 32-19s16-18 21-29 8-23 8-36v-1c0-27-8-49-25-65zM118 154c-13-5-22-10-26-16-5-5-7-11-7-19v-1c0-7 3-14 8-19 6-5 14-9 26-10zM197 276c0 17-11 27-34 31v-68c13 5 22 10 27 16 5 5 7 12 7 20z">
            <text:p/>
          </draw:path>
          <draw:path draw:style-name="gr13" draw:text-style-name="P11" draw:layer="layout" svg:width="0.995cm" svg:height="0.92cm" svg:x="39.215cm" svg:y="3.647cm" svg:viewBox="0 0 996 921" svg:d="M742 49c-234-117-513-17-622 214l-116 222c-9 18-3 40 15 49l70 36c7 26 16 52 27 77l229 18-176 73c41 55 95 102 160 134 249 124 549 3 641-260 77-217-23-461-228-563zM340 365c-9 42-56 61-92 37-19-13-29-38-24-61 9-41 56-60 91-37 19 14 30 38 25 61z">
            <text:p/>
          </draw:path>
          <draw:path draw:style-name="gr12" draw:text-style-name="P10" draw:layer="layout" svg:width="0.955cm" svg:height="0.825cm" svg:x="34.088cm" svg:y="27.07cm" svg:viewBox="0 0 956 826" svg:d="M956 368c0 253-214 458-478 458s-478-205-478-458c0-152 77-285 195-368l95 122c-79 56-131 145-131 246 0 168 143 305 319 305 175 0 319-137 319-305 0-101-52-190-131-246l95-122c118 83 195 216 195 368zM318 368c0 84 72 152 160 152 87 0 159-68 159-152 0-51-26-95-65-123l-94 123-94-123c-40 28-66 72-66 123zM290 122l94 123c26-19 58-30 94-30 35 0 67 11 94 30l94-123c-53-37-118-59-188-59-71 0-136 22-188 59z">
            <text:p/>
          </draw:path>
          <draw:path draw:style-name="gr12" draw:text-style-name="P10" draw:layer="layout" svg:width="0.583cm" svg:height="0.66cm" svg:x="35.123cm" svg:y="27.133cm" svg:viewBox="0 0 584 661" svg:d="M566 139l-117 69c-39-52-101-75-163-75-55 0-94 19-94 59 0 46 63 56 133 69 138 23 259 67 259 197 0 118-105 203-280 203-143 0-252-58-304-157l122-62c44 71 115 97 189 97 68 0 114-24 114-65 0-52-64-62-143-75-134-22-256-63-256-196 0-119 114-203 266-203 104 0 208 46 274 139z">
            <text:p/>
          </draw:path>
          <draw:path draw:style-name="gr12" draw:text-style-name="P10" draw:layer="layout" svg:width="0.397cm" svg:height="0.66cm" svg:x="35.733cm" svg:y="27.133cm" svg:viewBox="0 0 398 661" svg:d="M398 610c-36 27-79 51-141 51-68 0-120-20-150-63-22-30-28-64-28-115v-229h-79v-127h79v-127h160v127h133v127h-133v230c0 38 21 50 53 50 27 0 38-13 53-25z">
            <text:p/>
          </draw:path>
          <draw:path draw:style-name="gr12" draw:text-style-name="P10" draw:layer="layout" svg:width="0.398cm" svg:height="0.66cm" svg:x="37.085cm" svg:y="27.133cm" svg:viewBox="0 0 399 661" svg:d="M399 610c-36 27-79 51-141 51-67 0-119-20-149-63-22-30-28-64-28-115v-229h-81v-127h81v-127h159v127h133v127h-133v230c0 38 21 50 53 50 27 0 37-13 53-25z">
            <text:p/>
          </draw:path>
          <draw:path draw:style-name="gr12" draw:text-style-name="P10" draw:layer="layout" svg:width="0.537cm" svg:height="0.533cm" svg:x="36.555cm" svg:y="27.26cm" svg:viewBox="0 0 538 534" svg:d="M26 51c72-40 131-51 214-51 133 0 238 50 238 178v204c0 23 0 39 19 39 10 0 28-9 34-14l7 97c-20 12-62 30-86 30-50 0-91-32-106-77-37 50-99 77-161 77-106 0-185-52-185-152 0-121 104-170 185-178 84-7 134-15 134-52 0-38-48-35-85-35-54 0-106 4-155 35zM318 271c-21 25-55 27-97 33-37 6-74 15-74 60 0 39 30 57 73 57 56 0 98-29 98-92z">
            <text:p/>
          </draw:path>
          <draw:path draw:style-name="gr12" draw:text-style-name="P10" draw:layer="layout" svg:width="0.557cm" svg:height="0.533cm" svg:x="37.483cm" svg:y="27.26cm" svg:viewBox="0 0 558 534" svg:d="M548 300h-377c5 69 57 103 133 103 60 0 110-23 144-59l96 86c-57 56-138 104-251 104-189 0-293-127-293-254 0-152 111-280 285-280 167 0 273 103 273 255 0 16-9 34-10 45zM403 203c-6-64-53-96-115-96-65 0-111 37-116 96z">
            <text:p/>
          </draw:path>
          <draw:path draw:style-name="gr12" draw:text-style-name="P10" draw:layer="layout" svg:width="0.557cm" svg:height="0.533cm" svg:x="39.764cm" svg:y="27.26cm" svg:viewBox="0 0 558 534" svg:d="M548 300h-376c4 69 56 103 132 103 60 0 110-23 144-59l96 86c-57 56-138 104-251 104-187 0-293-127-293-254 0-152 112-280 285-280 167 0 273 103 273 255 0 16-9 34-10 45zM403 203c-6-64-53-96-115-96-65 0-111 37-115 96z">
            <text:p/>
          </draw:path>
          <draw:path draw:style-name="gr12" draw:text-style-name="P10" draw:layer="layout" svg:width="0.557cm" svg:height="0.686cm" svg:x="38.093cm" svg:y="27.26cm" svg:viewBox="0 0 558 687" svg:d="M558 413c0 81-9 143-56 193-61 64-156 81-245 81s-164-18-229-55l56-112c42 28 103 46 170 46 88 0 156-31 156-117v-35c-40 45-104 68-170 68-142 0-240-106-240-240 0-135 98-242 240-242 67 0 130 23 170 68v-68h148zM289 118c-79 0-129 53-129 122 0 70 50 124 129 124 77 0 122-54 122-124 0-68-43-122-122-122z">
            <text:p/>
          </draw:path>
          <draw:path draw:style-name="gr12" draw:text-style-name="P10" draw:layer="layout" svg:width="0.557cm" svg:height="0.686cm" svg:x="38.703cm" svg:y="27.26cm" svg:viewBox="0 0 558 687" svg:d="M348 529c-42 106-94 158-198 158-52 0-99-14-140-41l57-96c19 13 39 20 60 20 34 0 52-19 67-48l13-23-207-499h160l124 325 115-325h159z">
            <text:p/>
          </draw:path>
          <draw:polygon draw:style-name="gr12" draw:text-style-name="P10" draw:layer="layout" svg:width="0.478cm" svg:height="0.533cm" svg:x="39.26cm" svg:y="27.26cm" svg:viewBox="0 0 479 534" draw:points="0,534 0,410 293,127 27,127 27,0 479,0 479,109 213,382 479,382 479,534">
            <text:p/>
          </draw:polygon>
          <draw:path draw:style-name="gr12" draw:text-style-name="P10" draw:layer="layout" svg:width="0.358cm" svg:height="0.508cm" svg:x="40.374cm" svg:y="27.26cm" svg:viewBox="0 0 359 509" svg:d="M319 156c-15-8-34-15-59-15-62 0-100 50-100 124v244h-160v-509h160v76c33-51 77-76 133-76 26 0 51 3 66 12z">
            <text:p/>
          </draw:path>
          <draw:path draw:style-name="gr12" draw:text-style-name="P10" draw:layer="layout" svg:width="0.358cm" svg:height="0.508cm" svg:x="36.183cm" svg:y="27.26cm" svg:viewBox="0 0 359 509" svg:d="M319 156c-15-8-34-15-58-15-63 0-100 50-100 124v244h-161v-509h161v76c32-51 76-76 132-76 26 0 51 3 66 12z">
            <text:p/>
          </draw:path>
          <draw:frame draw:style-name="gr14" draw:text-style-name="P12" draw:layer="layout" svg:width="3.456cm" svg:height="0.497cm" svg:x="37.471cm" svg:y="28.035cm">
            <draw:text-box>
              <text:p text:style-name="P4"><text:span text:style-name="T7">strategyzer.com</text:span></text:p>
            </draw:text-box>
          </draw:frame>
          <draw:frame draw:style-name="gr15" draw:text-style-name="P13" draw:layer="layout" svg:width="4.396cm" svg:height="0.581cm" svg:x="21.477cm" svg:y="20.589cm">
            <draw:text-box>
              <text:p text:style-name="P4"><text:span text:style-name="T8">Revenue Streams</text:span></text:p>
            </draw:text-box>
          </draw:frame>
          <draw:frame draw:style-name="gr15" draw:text-style-name="P13" draw:layer="layout" svg:width="5.052cm" svg:height="0.581cm" svg:x="33.267cm" svg:y="3.793cm">
            <draw:text-box>
              <text:p text:style-name="P4"><text:span text:style-name="T8">Customer Segments</text:span></text:p>
            </draw:text-box>
          </draw:frame>
          <draw:frame draw:style-name="gr15" draw:text-style-name="P13" draw:layer="layout" svg:width="4.595cm" svg:height="0.581cm" svg:x="17.573cm" svg:y="3.793cm">
            <draw:text-box>
              <text:p text:style-name="P4"><text:span text:style-name="T8">Value Propositions</text:span></text:p>
            </draw:text-box>
          </draw:frame>
          <draw:frame draw:style-name="gr15" draw:text-style-name="P13" draw:layer="layout" svg:width="3.355cm" svg:height="0.581cm" svg:x="9.748cm" svg:y="3.793cm">
            <draw:text-box>
              <text:p text:style-name="P4"><text:span text:style-name="T8">Key Activities</text:span></text:p>
            </draw:text-box>
          </draw:frame>
          <draw:frame draw:style-name="gr15" draw:text-style-name="P13" draw:layer="layout" svg:width="3.164cm" svg:height="0.581cm" svg:x="1.987cm" svg:y="3.793cm">
            <draw:text-box>
              <text:p text:style-name="P4"><text:span text:style-name="T8">Key Partners</text:span></text:p>
            </draw:text-box>
          </draw:frame>
          <draw:frame draw:style-name="gr15" draw:text-style-name="P13" draw:layer="layout" svg:width="3.575cm" svg:height="0.581cm" svg:x="1.98cm" svg:y="20.583cm">
            <draw:text-box>
              <text:p text:style-name="P4"><text:span text:style-name="T8">Cost Structure</text:span></text:p>
            </draw:text-box>
          </draw:frame>
          <draw:frame draw:style-name="gr15" draw:text-style-name="P13" draw:layer="layout" svg:width="5.895cm" svg:height="0.581cm" svg:x="25.442cm" svg:y="3.793cm">
            <draw:text-box>
              <text:p text:style-name="P4"><text:span text:style-name="T8">Customer Relationships</text:span></text:p>
            </draw:text-box>
          </draw:frame>
          <draw:frame draw:style-name="gr16" draw:text-style-name="P14" draw:layer="layout" svg:width="1.877cm" svg:height="0.39cm" svg:x="25.471cm" svg:y="1.547cm">
            <draw:text-box>
              <text:p text:style-name="P4"><text:span text:style-name="T9">Designed by:</text:span></text:p>
            </draw:text-box>
          </draw:frame>
          <draw:frame draw:style-name="gr16" draw:text-style-name="P14" draw:layer="layout" svg:width="0.806cm" svg:height="0.39cm" svg:x="34.269cm" svg:y="1.547cm">
            <draw:text-box>
              <text:p text:style-name="P4"><text:span text:style-name="T9">Date:</text:span></text:p>
            </draw:text-box>
          </draw:frame>
          <draw:frame draw:style-name="gr16" draw:text-style-name="P14" draw:layer="layout" svg:width="1.217cm" svg:height="0.39cm" svg:x="38.101cm" svg:y="1.547cm">
            <draw:text-box>
              <text:p text:style-name="P4"><text:span text:style-name="T9">Version:</text:span></text:p>
            </draw:text-box>
          </draw:frame>
          <draw:frame draw:style-name="gr16" draw:text-style-name="P14" draw:layer="layout" svg:width="1.954cm" svg:height="0.39cm" svg:x="17.407cm" svg:y="1.547cm">
            <draw:text-box>
              <text:p text:style-name="P4"><text:span text:style-name="T9">Designed for:</text:span></text:p>
            </draw:text-box>
          </draw:frame>
          <draw:frame draw:style-name="gr15" draw:text-style-name="P13" draw:layer="layout" svg:width="2.296cm" svg:height="0.581cm" svg:x="25.442cm" svg:y="12.081cm">
            <draw:text-box>
              <text:p text:style-name="P4"><text:span text:style-name="T8">Channels</text:span></text:p>
            </draw:text-box>
          </draw:frame>
          <draw:frame draw:style-name="gr15" draw:text-style-name="P13" draw:layer="layout" svg:width="3.643cm" svg:height="0.581cm" svg:x="9.748cm" svg:y="12.081cm">
            <draw:text-box>
              <text:p text:style-name="P4"><text:span text:style-name="T8">Key Resources</text:span></text:p>
            </draw:text-box>
          </draw:frame>
        </draw:g>
        <draw:frame draw:style-name="gr17" draw:text-style-name="P16" draw:layer="layout" svg:width="4.879cm" svg:height="1.3cm" svg:x="19.7cm" svg:y="1.4cm">
          <draw:text-box>
            <text:p text:style-name="P15">myPet</text:p>
          </draw:text-box>
        </draw:frame>
        <draw:frame draw:style-name="gr18" draw:text-style-name="P16" draw:layer="layout" svg:width="1.3cm" svg:height="1.238cm" svg:x="39.6cm" svg:y="1.362cm">
          <draw:text-box>
            <text:p text:style-name="P15">1.0</text:p>
          </draw:text-box>
        </draw:frame>
        <draw:custom-shape draw:style-name="gr19" draw:text-style-name="P17" draw:layer="layout" svg:width="6.4cm" svg:height="2.6cm" svg:x="2.1cm" svg:y="5.2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4.879cm" svg:height="1.838cm" svg:x="28.111cm" svg:y="1.4cm">
          <draw:text-box>
            <text:p text:style-name="P15"><text:span text:style-name="T10">Joao </text:span><text:span text:style-name="T11">Matiuzzi</text:span></text:p>
          </draw:text-box>
        </draw:frame>
        <draw:frame draw:style-name="gr20" draw:text-style-name="P19" draw:layer="layout" svg:width="4.879cm" svg:height="1.838cm" svg:x="2.8cm" svg:y="5.662cm">
          <draw:text-box>
            <text:p text:style-name="P18"><text:span text:style-name="T12">Git Hub</text:span></text:p>
          </draw:text-box>
        </draw:frame>
        <draw:custom-shape draw:style-name="gr19" draw:text-style-name="P17" draw:layer="layout" svg:width="6.4cm" svg:height="2.6cm" svg:x="2.1cm" svg:y="7.9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.8cm" svg:y="8.362cm">
          <draw:text-box>
            <text:p text:style-name="P18"><text:span text:style-name="T12">Amazon AWS</text:span></text:p>
          </draw:text-box>
        </draw:frame>
        <draw:custom-shape draw:style-name="gr19" draw:text-style-name="P17" draw:layer="layout" svg:width="6.4cm" svg:height="2.6cm" svg:x="9.9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10.6cm" svg:y="5.462cm">
          <draw:text-box>
            <text:p text:style-name="P18"><text:span text:style-name="T12">Controle de Animais</text:span></text:p>
          </draw:text-box>
        </draw:frame>
        <draw:custom-shape draw:style-name="gr19" draw:text-style-name="P17" draw:layer="layout" svg:width="6.4cm" svg:height="2.6cm" svg:x="9.9cm" svg:y="7.8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10.6cm" svg:y="8.262cm">
          <draw:text-box>
            <text:p text:style-name="P18"><text:span text:style-name="T12">Controle Sanitário</text:span></text:p>
          </draw:text-box>
        </draw:frame>
        <draw:custom-shape draw:style-name="gr19" draw:text-style-name="P17" draw:layer="layout" svg:width="6.4cm" svg:height="2.6cm" svg:x="9.4cm" svg:y="13.8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10.1cm" svg:y="14.262cm">
          <draw:text-box>
            <text:p text:style-name="P18"><text:span text:style-name="T12">Sistema </text:span></text:p>
          </draw:text-box>
        </draw:frame>
        <draw:custom-shape draw:style-name="gr19" draw:text-style-name="P17" draw:layer="layout" svg:width="6.4cm" svg:height="2.6cm" svg:x="9.4cm" svg:y="16.8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4.879cm" svg:height="1.838cm" svg:x="10.1cm" svg:y="17.262cm">
          <draw:text-box>
            <text:p text:style-name="P20"><text:span text:style-name="T13">Aplicativo/Acesso Web/ Desltop</text:span></text:p>
          </draw:text-box>
        </draw:frame>
        <draw:custom-shape draw:style-name="gr19" draw:text-style-name="P17" draw:layer="layout" svg:width="6.4cm" svg:height="2.6cm" svg:x="17.5cm" svg:y="5.1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18.2cm" svg:y="5.562cm">
          <draw:text-box>
            <text:p text:style-name="P18"><text:span text:style-name="T12">Informações em tempo real</text:span></text:p>
          </draw:text-box>
        </draw:frame>
        <draw:custom-shape draw:style-name="gr19" draw:text-style-name="P17" draw:layer="layout" svg:width="6.4cm" svg:height="2.6cm" svg:x="17.5cm" svg:y="7.9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18.2cm" svg:y="8.362cm">
          <draw:text-box>
            <text:p text:style-name="P18"><text:span text:style-name="T12">Git Hub</text:span></text:p>
          </draw:text-box>
        </draw:frame>
        <draw:custom-shape draw:style-name="gr19" draw:text-style-name="P17" draw:layer="layout" svg:width="6.4cm" svg:height="2.6cm" svg:x="25.3cm" svg:y="4.9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6cm" svg:y="5.362cm">
          <draw:text-box>
            <text:p text:style-name="P18"><text:span text:style-name="T12">Faq</text:span></text:p>
          </draw:text-box>
        </draw:frame>
        <draw:custom-shape draw:style-name="gr19" draw:text-style-name="P17" draw:layer="layout" svg:width="6.4cm" svg:height="2.6cm" svg:x="2.1cm" svg:y="5.2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.8cm" svg:y="5.662cm">
          <draw:text-box>
            <text:p text:style-name="P18"><text:span text:style-name="T12">Git Hub</text:span></text:p>
          </draw:text-box>
        </draw:frame>
        <draw:custom-shape draw:style-name="gr19" draw:text-style-name="P17" draw:layer="layout" svg:width="6.4cm" svg:height="2.6cm" svg:x="25.3cm" svg:y="7.8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6cm" svg:y="8.262cm">
          <draw:text-box>
            <text:p text:style-name="P18"><text:span text:style-name="T12">Mensagem via sistema</text:span></text:p>
          </draw:text-box>
        </draw:frame>
        <draw:custom-shape draw:style-name="gr19" draw:text-style-name="P17" draw:layer="layout" svg:width="6.4cm" svg:height="2.6cm" svg:x="33.1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33.8cm" svg:y="5.462cm">
          <draw:text-box>
            <text:p text:style-name="P18"><text:span text:style-name="T12">Consultórios Veterinários</text:span></text:p>
          </draw:text-box>
        </draw:frame>
        <draw:custom-shape draw:style-name="gr19" draw:text-style-name="P17" draw:layer="layout" svg:width="6.4cm" svg:height="2.6cm" svg:x="33.1cm" svg:y="7.9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33.8cm" svg:y="8.362cm">
          <draw:text-box>
            <text:p text:style-name="P18"><text:span text:style-name="T12">Pet shops</text:span></text:p>
          </draw:text-box>
        </draw:frame>
        <draw:custom-shape draw:style-name="gr19" draw:text-style-name="P17" draw:layer="layout" svg:width="6.4cm" svg:height="2.6cm" svg:x="33.1cm" svg:y="10.8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33.8cm" svg:y="11.262cm">
          <draw:text-box>
            <text:p text:style-name="P18"><text:span text:style-name="T12">Veterinários</text:span></text:p>
          </draw:text-box>
        </draw:frame>
        <draw:custom-shape draw:style-name="gr19" draw:text-style-name="P17" draw:layer="layout" svg:width="6.4cm" svg:height="2.6cm" svg:x="2.1cm" svg:y="5.2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.8cm" svg:y="5.662cm">
          <draw:text-box>
            <text:p text:style-name="P18"><text:span text:style-name="T12">Git Hub</text:span></text:p>
          </draw:text-box>
        </draw:frame>
        <draw:custom-shape draw:style-name="gr19" draw:text-style-name="P17" draw:layer="layout" svg:width="6.4cm" svg:height="2.6cm" svg:x="25.3cm" svg:y="13.6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6cm" svg:y="14.062cm">
          <draw:text-box>
            <text:p text:style-name="P18"><text:span text:style-name="T12">Sistema </text:span></text:p>
          </draw:text-box>
        </draw:frame>
        <draw:custom-shape draw:style-name="gr19" draw:text-style-name="P17" draw:layer="layout" svg:width="6.4cm" svg:height="2.6cm" svg:x="25.3cm" svg:y="16.6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4.879cm" svg:height="1.838cm" svg:x="26cm" svg:y="17.062cm">
          <draw:text-box>
            <text:p text:style-name="P20"><text:span text:style-name="T13">Aplicativo/Acesso Web/ Desltop</text:span></text:p>
          </draw:text-box>
        </draw:frame>
        <draw:custom-shape draw:style-name="gr19" draw:text-style-name="P17" draw:layer="layout" svg:width="6.4cm" svg:height="2.6cm" svg:x="1.7cm" svg:y="21.7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4.879cm" svg:height="1.838cm" svg:x="2.4cm" svg:y="22.162cm">
          <draw:text-box>
            <text:p text:style-name="P18"><text:span text:style-name="T12">Mensalidade ou</text:span></text:p>
            <text:p text:style-name="P18"><text:span text:style-name="T12">aquisição</text:span></text:p>
          </draw:text-box>
        </draw:frame>
        <draw:custom-shape draw:style-name="gr19" draw:text-style-name="P17" draw:layer="layout" svg:width="6.4cm" svg:height="2.6cm" svg:x="21.2cm" svg:y="21.5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4.879cm" svg:height="1.838cm" svg:x="21.9cm" svg:y="21.962cm">
          <draw:text-box>
            <text:p text:style-name="P20"><text:span text:style-name="T13">Adicional no valor da consul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SMaquettePro" svg:font-family="ARSMaquettePro"/>
    <style:font-face style:name="ARSMaquetteProMedium" svg:font-family="ARSMaquetteProMedium"/>
    <style:font-face style:name="ARSMaquetteProular" svg:font-family="ARSMaquettePr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1.999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2T22:20:11.009000000</dc:date>
    <meta:editing-duration>PT14M38S</meta:editing-duration>
    <meta:editing-cycles>2</meta:editing-cycles>
    <meta:generator>LibreOffice/6.0.3.2$Windows_X86_64 LibreOffice_project/8f48d515416608e3a835360314dac7e47fd0b821</meta:generator>
    <meta:document-statistic meta:object-count="126"/>
  </office:meta>
</office:document-meta>
</file>